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7.7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225" style:family="table-cell" style:parent-style-name="Default">
      <style:table-cell-properties fo:border-bottom="none" fo:border-left="0.06pt solid #000000" fo:border-right="0.06pt solid #000000" fo:border-top="none"/>
    </style:style>
    <style:style style:name="ce226" style:family="table-cell" style:parent-style-name="Default" style:data-style-name="N100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fo:border-bottom="none" fo:border-left="none" fo:border-right="0.06pt solid #000000" fo:border-top="none"/>
    </style:style>
    <style:style style:name="ce23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34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299" style:family="table-cell" style:parent-style-name="Default">
      <style:table-cell-properties fo:border-bottom="none" fo:border-left="0.06pt solid #000000" fo:border-right="0.06pt solid #000000" fo:border-top="none"/>
    </style:style>
    <style:style style:name="ce300" style:family="table-cell" style:parent-style-name="Default" style:data-style-name="N100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</style:style>
    <style:style style:name="ce301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0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order-left="none" fo:border-right="0.06pt solid #000000" fo:border-top="none"/>
    </style:style>
    <style:style style:name="ce32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2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Default">
      <style:table-cell-properties fo:border-bottom="none" fo:border-left="none" fo:border-right="none" fo:border-top="0.06pt solid #000000"/>
    </style:style>
    <style:style style:name="ce33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45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4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0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6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0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82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11"/>
    <style:style style:name="ce405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41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9" table:default-cell-style-name="ce404"/>
        <table:table-column table:style-name="co9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89" office:value-type="string" calcext:value-type="string">
            <text:p>AUDITORIA DE CUENTAS POR PAGAR</text:p>
          </table:table-cell>
          <table:table-cell table:style-name="ce311" table:number-columns-repeated="11"/>
          <table:table-cell table:style-name="ce405"/>
          <table:table-cell table:style-name="ce419"/>
          <table:table-cell table:style-name="ce429" table:number-columns-repeated="1010"/>
        </table:table-row>
        <table:table-row table:style-name="ro1">
          <table:table-cell table:style-name="ce290" table:number-columns-repeated="12"/>
          <table:table-cell table:style-name="ce406"/>
          <table:table-cell table:style-name="ce420" table:number-columns-repeated="1011"/>
        </table:table-row>
        <table:table-row table:style-name="ro1">
          <table:table-cell table:style-name="ce291" office:value-type="string" calcext:value-type="string">
            <text:p>Cliente:</text:p>
          </table:table-cell>
          <table:table-cell table:style-name="ce312" office:value-type="string" calcext:value-type="string">
            <text:p>TELSOTERRA S.A.</text:p>
          </table:table-cell>
          <table:table-cell table:style-name="ce337" table:number-columns-repeated="7"/>
          <table:table-cell table:style-name="ce383" office:value-type="string" calcext:value-type="string">
            <text:p>P/T:</text:p>
          </table:table-cell>
          <table:table-cell table:style-name="ce391"/>
          <table:table-cell table:style-name="ce398"/>
          <table:table-cell table:style-name="ce407" table:number-columns-spanned="2" table:number-rows-spanned="1"/>
          <table:covered-table-cell table:style-name="ce421"/>
          <table:table-cell table:style-name="ce430" table:number-columns-repeated="1010"/>
        </table:table-row>
        <table:table-row table:style-name="ro1">
          <table:table-cell table:style-name="ce292" office:value-type="string" calcext:value-type="string">
            <text:p>Sección:</text:p>
          </table:table-cell>
          <table:table-cell table:style-name="ce313" office:value-type="string" calcext:value-type="string">
            <text:p>Fase 2 – Ejecución</text:p>
          </table:table-cell>
          <table:table-cell table:style-name="ce338" table:number-columns-repeated="7"/>
          <table:table-cell table:style-name="ce384" office:value-type="string" calcext:value-type="string">
            <text:p>Preparado por:</text:p>
          </table:table-cell>
          <table:table-cell table:style-name="ce392"/>
          <table:table-cell table:style-name="ce399"/>
          <table:table-cell table:style-name="ce408" office:value-type="string" calcext:value-type="string" table:number-columns-spanned="2" table:number-rows-spanned="1">
            <text:p>Cesar Leon</text:p>
          </table:table-cell>
          <table:covered-table-cell table:style-name="ce422"/>
          <table:table-cell table:style-name="ce430" table:number-columns-repeated="1010"/>
        </table:table-row>
        <table:table-row table:style-name="ro1">
          <table:table-cell table:style-name="ce292" office:value-type="string" calcext:value-type="string">
            <text:p>Area:</text:p>
          </table:table-cell>
          <table:table-cell table:style-name="ce313" office:value-type="string" calcext:value-type="string">
            <text:p>Cuentas por Pagar</text:p>
          </table:table-cell>
          <table:table-cell table:style-name="ce338" table:number-columns-repeated="7"/>
          <table:table-cell table:style-name="ce384" office:value-type="string" calcext:value-type="string">
            <text:p>Fecha:</text:p>
          </table:table-cell>
          <table:table-cell table:style-name="ce392"/>
          <table:table-cell table:style-name="ce399"/>
          <table:table-cell table:style-name="ce409" office:value-type="date" office:date-value="2020-10-15" calcext:value-type="date" table:number-columns-spanned="2" table:number-rows-spanned="1">
            <text:p>15/10/20</text:p>
          </table:table-cell>
          <table:covered-table-cell table:style-name="ce423"/>
          <table:table-cell table:style-name="ce430" table:number-columns-repeated="1010"/>
        </table:table-row>
        <table:table-row table:style-name="ro1">
          <table:table-cell table:style-name="ce292" office:value-type="string" calcext:value-type="string">
            <text:p>Prueba:</text:p>
          </table:table-cell>
          <table:table-cell table:style-name="ce313" office:value-type="string" calcext:value-type="string">
            <text:p>Análisis variaciones de grupo contable</text:p>
          </table:table-cell>
          <table:table-cell table:style-name="ce338" table:number-columns-repeated="7"/>
          <table:table-cell table:style-name="ce384" office:value-type="string" calcext:value-type="string">
            <text:p>Revisado por:</text:p>
          </table:table-cell>
          <table:table-cell table:style-name="ce392"/>
          <table:table-cell table:style-name="ce399"/>
          <table:table-cell table:style-name="ce408" office:value-type="string" calcext:value-type="string" table:number-columns-spanned="2" table:number-rows-spanned="1">
            <text:p>Carlos Almeida</text:p>
          </table:table-cell>
          <table:covered-table-cell table:style-name="ce422"/>
          <table:table-cell table:style-name="ce430" table:number-columns-repeated="1010"/>
        </table:table-row>
        <table:table-row table:style-name="ro1">
          <table:table-cell table:style-name="ce293" office:value-type="string" calcext:value-type="string">
            <text:p>Con corte al:</text:p>
          </table:table-cell>
          <table:table-cell table:style-name="ce314" office:value-type="string" calcext:value-type="string">
            <text:p>Al 31 de Octubre del 2020</text:p>
          </table:table-cell>
          <table:table-cell table:style-name="ce339" table:number-columns-repeated="7"/>
          <table:table-cell table:style-name="ce385" office:value-type="string" calcext:value-type="string">
            <text:p>Fecha:</text:p>
          </table:table-cell>
          <table:table-cell table:style-name="ce393"/>
          <table:table-cell table:style-name="ce400"/>
          <table:table-cell table:style-name="ce410" table:number-columns-spanned="2" table:number-rows-spanned="1"/>
          <table:covered-table-cell table:style-name="ce424"/>
          <table:table-cell table:style-name="ce430" table:number-columns-repeated="1010"/>
        </table:table-row>
        <table:table-row table:style-name="ro1">
          <table:table-cell table:style-name="ce294" table:number-columns-repeated="12"/>
          <table:table-cell table:style-name="ce411"/>
          <table:table-cell table:style-name="ce294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95" office:value-type="string" calcext:value-type="string" table:number-columns-spanned="1" table:number-rows-spanned="2">
            <text:p>Código</text:p>
          </table:table-cell>
          <table:table-cell table:style-name="ce315" office:value-type="string" calcext:value-type="string" table:number-columns-spanned="1" table:number-rows-spanned="2">
            <text:p>Cuenta</text:p>
          </table:table-cell>
          <table:table-cell table:style-name="ce340" office:value-type="string" calcext:value-type="string">
            <text:p>Saldos contables al</text:p>
          </table:table-cell>
          <table:table-cell table:style-name="ce359" office:value-type="string" calcext:value-type="string" table:number-columns-spanned="2" table:number-rows-spanned="1">
            <text:p>Ajustes y/o re-clasificaciones</text:p>
          </table:table-cell>
          <table:covered-table-cell table:style-name="ce359"/>
          <table:table-cell table:style-name="ce359" office:value-type="string" calcext:value-type="string">
            <text:p>Saldos auditados al</text:p>
          </table:table-cell>
          <table:table-cell table:style-name="ce295" office:value-type="string" calcext:value-type="string" table:number-columns-spanned="1" table:number-rows-spanned="2">
            <text:p>Código</text:p>
          </table:table-cell>
          <table:table-cell table:style-name="ce315" office:value-type="string" calcext:value-type="string" table:number-columns-spanned="1" table:number-rows-spanned="2">
            <text:p>Cuenta</text:p>
          </table:table-cell>
          <table:table-cell table:style-name="ce340" office:value-type="string" calcext:value-type="string">
            <text:p>Saldos auditados al</text:p>
          </table:table-cell>
          <table:table-cell table:style-name="ce386" office:value-type="string" office:string-value="Ref. PT" calcext:value-type="string" table:number-columns-spanned="1" table:number-rows-spanned="2">
            <text:p><text:s/>Ref. PT </text:p>
          </table:table-cell>
          <table:table-cell table:style-name="ce394" office:value-type="string" calcext:value-type="string" table:number-columns-spanned="1" table:number-rows-spanned="2">
            <text:p>Ref</text:p>
          </table:table-cell>
          <table:table-cell table:style-name="ce401" office:value-type="string" calcext:value-type="string" table:number-columns-spanned="2" table:number-rows-spanned="1">
            <text:p>Variaciones</text:p>
          </table:table-cell>
          <table:covered-table-cell table:style-name="ce412"/>
          <table:table-cell table:style-name="ce425" office:value-type="string" office:string-value="Obs." calcext:value-type="string" table:number-columns-spanned="1" table:number-rows-spanned="2">
            <text:p><text:s/>Obs. </text:p>
          </table:table-cell>
          <table:table-cell table:style-name="ce294" table:number-columns-repeated="1010"/>
        </table:table-row>
        <table:table-row table:style-name="ro1">
          <table:covered-table-cell table:style-name="ce295"/>
          <table:covered-table-cell table:style-name="ce315"/>
          <table:table-cell table:style-name="ce341" office:value-type="date" office:date-value="2020-10-31" calcext:value-type="date">
            <text:p>31-oct-20</text:p>
          </table:table-cell>
          <table:table-cell table:style-name="ce341" office:value-type="string" calcext:value-type="string">
            <text:p>Débitos</text:p>
          </table:table-cell>
          <table:table-cell table:style-name="ce341" office:value-type="string" calcext:value-type="string">
            <text:p>Créditos</text:p>
          </table:table-cell>
          <table:table-cell table:style-name="ce341" office:value-type="date" office:date-value="2020-12-31" calcext:value-type="date">
            <text:p>31-dic-20</text:p>
          </table:table-cell>
          <table:covered-table-cell table:style-name="ce295"/>
          <table:covered-table-cell table:style-name="ce315"/>
          <table:table-cell table:style-name="ce341" office:value-type="date" office:date-value="2019-12-31" calcext:value-type="date">
            <text:p>31-dic-19</text:p>
          </table:table-cell>
          <table:covered-table-cell table:style-name="ce386"/>
          <table:covered-table-cell table:style-name="ce394"/>
          <table:table-cell table:style-name="ce402" office:value-type="string" calcext:value-type="string">
            <text:p>Valor</text:p>
          </table:table-cell>
          <table:table-cell table:style-name="ce413" office:value-type="string" calcext:value-type="string">
            <text:p>%</text:p>
          </table:table-cell>
          <table:covered-table-cell table:style-name="ce425"/>
          <table:table-cell table:style-name="ce294" table:number-columns-repeated="1010"/>
        </table:table-row>
        <table:table-row table:style-name="ro1">
          <table:table-cell table:style-name="ce296"/>
          <table:table-cell table:style-name="ce316"/>
          <table:table-cell table:style-name="ce342"/>
          <table:table-cell table:style-name="ce360"/>
          <table:table-cell table:style-name="ce374"/>
          <table:table-cell table:style-name="ce377" table:formula="of:=[.C14]-[.D14]+[.E14]" office:value-type="float" office:value="0" calcext:value-type="float">
            <text:p><text:s/>- </text:p>
          </table:table-cell>
          <table:table-cell table:style-name="ce377"/>
          <table:table-cell table:style-name="ce342"/>
          <table:table-cell table:style-name="ce382"/>
          <table:table-cell table:style-name="ce387"/>
          <table:table-cell table:style-name="ce395"/>
          <table:table-cell table:style-name="ce342" office:value-type="float" office:value="0" calcext:value-type="float">
            <text:p><text:s/>- </text:p>
          </table:table-cell>
          <table:table-cell table:style-name="ce414" table:formula="of:=[.L14]/[.$L$30]" office:value-type="percentage" office:value="0" calcext:value-type="percentage">
            <text:p>0.00 %</text:p>
          </table:table-cell>
          <table:table-cell table:style-name="ce426"/>
          <table:table-cell table:style-name="ce430" table:number-columns-repeated="1010"/>
        </table:table-row>
        <table:table-row table:style-name="ro1">
          <table:table-cell table:style-name="ce297"/>
          <table:table-cell table:style-name="ce317" office:value-type="string" office:string-value="Cuentas por Pagar Comerciales:" calcext:value-type="string">
            <text:p><text:s/>Cuentas por Pagar Comerciales: </text:p>
          </table:table-cell>
          <table:table-cell table:style-name="ce318"/>
          <table:table-cell table:style-name="ce361"/>
          <table:table-cell table:style-name="ce375"/>
          <table:table-cell table:style-name="ce377" table:formula="of:=[.C15]-[.D15]+[.E15]" office:value-type="float" office:value="0" calcext:value-type="float">
            <text:p><text:s/>- </text:p>
          </table:table-cell>
          <table:table-cell table:style-name="ce297"/>
          <table:table-cell table:style-name="ce317" office:value-type="string" office:string-value="Cuentas por Pagar Comerciales:" calcext:value-type="string">
            <text:p><text:s/>Cuentas por Pagar Comerciales: </text:p>
          </table:table-cell>
          <table:table-cell table:style-name="ce343"/>
          <table:table-cell table:style-name="ce388"/>
          <table:table-cell table:style-name="ce396"/>
          <table:table-cell table:style-name="ce342" office:value-type="float" office:value="0" calcext:value-type="float">
            <text:p><text:s/>- </text:p>
          </table:table-cell>
          <table:table-cell table:style-name="ce414" table:formula="of:=[.L15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298" office:value-type="string" calcext:value-type="string">
            <text:p>2-1-1-03-01-001</text:p>
          </table:table-cell>
          <table:table-cell table:style-name="ce318" office:value-type="string" office:string-value="Proveedores Locales" calcext:value-type="string">
            <text:p><text:s/>Proveedores Locales </text:p>
          </table:table-cell>
          <table:table-cell table:style-name="ce343" office:value-type="float" office:value="507080.34" calcext:value-type="float">
            <text:p><text:s/>507,080 </text:p>
          </table:table-cell>
          <table:table-cell table:style-name="ce361"/>
          <table:table-cell table:style-name="ce375"/>
          <table:table-cell table:style-name="ce377" table:formula="of:=[.C16]-[.D16]+[.E16]" office:value-type="float" office:value="507080.34" calcext:value-type="float">
            <text:p><text:s/>507,080 </text:p>
          </table:table-cell>
          <table:table-cell table:style-name="ce298" office:value-type="string" calcext:value-type="string">
            <text:p>2-1-1-03-01-001</text:p>
          </table:table-cell>
          <table:table-cell table:style-name="ce318" office:value-type="string" office:string-value="Proveedores Locales" calcext:value-type="string">
            <text:p><text:s/>Proveedores Locales </text:p>
          </table:table-cell>
          <table:table-cell table:style-name="ce343" office:value-type="float" office:value="11700" calcext:value-type="float">
            <text:p><text:s/>11,700 </text:p>
          </table:table-cell>
          <table:table-cell table:style-name="ce388"/>
          <table:table-cell table:style-name="ce396"/>
          <table:table-cell table:style-name="ce342" table:formula="of:=[.F16]-[.I16]" office:value-type="float" office:value="495380.34" calcext:value-type="float">
            <text:p><text:s/>495,380 </text:p>
          </table:table-cell>
          <table:table-cell table:style-name="ce414" table:formula="of:=[.L16]/[.$L$30]" office:value-type="percentage" office:value="0.327298413175292" calcext:value-type="percentage">
            <text:p>32.73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298" office:value-type="string" calcext:value-type="string">
            <text:p>2-1-1-09-01-001</text:p>
          </table:table-cell>
          <table:table-cell table:style-name="ce319" office:value-type="string" office:string-value="Anticipo de Clientes" calcext:value-type="string">
            <text:p><text:s/>Anticipo de Clientes </text:p>
          </table:table-cell>
          <table:table-cell table:style-name="ce343" office:value-type="float" office:value="65608.05" calcext:value-type="float">
            <text:p><text:s/>65,608 </text:p>
          </table:table-cell>
          <table:table-cell table:style-name="ce361"/>
          <table:table-cell table:style-name="ce375"/>
          <table:table-cell table:style-name="ce377" table:formula="of:=[.C17]-[.D17]+[.E17]" office:value-type="float" office:value="65608.05" calcext:value-type="float">
            <text:p><text:s/>65,608 </text:p>
          </table:table-cell>
          <table:table-cell table:style-name="ce298" office:value-type="string" calcext:value-type="string">
            <text:p>2-1-1-09-01-001</text:p>
          </table:table-cell>
          <table:table-cell table:style-name="ce319" office:value-type="string" office:string-value="Anticipo de Clientes" calcext:value-type="string">
            <text:p><text:s/>Anticipo de Clientes </text:p>
          </table:table-cell>
          <table:table-cell table:style-name="ce343" office:value-type="float" office:value="65608" calcext:value-type="float">
            <text:p><text:s/>65,608 </text:p>
          </table:table-cell>
          <table:table-cell table:style-name="ce388"/>
          <table:table-cell table:style-name="ce396"/>
          <table:table-cell table:style-name="ce342" table:formula="of:=[.F17]-[.I17]" office:value-type="float" office:value="0.0500000000029104" calcext:value-type="float">
            <text:p><text:s/>0 </text:p>
          </table:table-cell>
          <table:table-cell table:style-name="ce414" table:formula="of:=[.L17]/[.$L$30]" office:value-type="percentage" office:value="0.0000000330350628361981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298" office:value-type="string" calcext:value-type="string">
            <text:p>2-1-1-05-01-001</text:p>
          </table:table-cell>
          <table:table-cell table:style-name="ce319" office:value-type="string" office:string-value="Alimentación por Pagar" calcext:value-type="string">
            <text:p><text:s/>Alimentación por Pagar </text:p>
          </table:table-cell>
          <table:table-cell table:style-name="ce343" office:value-type="float" office:value="0" calcext:value-type="float">
            <text:p><text:s/>- </text:p>
          </table:table-cell>
          <table:table-cell table:style-name="ce362" table:number-columns-repeated="2"/>
          <table:table-cell table:style-name="ce377" table:formula="of:=[.C18]-[.D18]+[.E18]" office:value-type="float" office:value="0" calcext:value-type="float">
            <text:p><text:s/>- </text:p>
          </table:table-cell>
          <table:table-cell table:style-name="ce298" office:value-type="string" calcext:value-type="string">
            <text:p>2-1-1-05-01-001</text:p>
          </table:table-cell>
          <table:table-cell table:style-name="ce319" office:value-type="string" office:string-value="Alimentacion por Pagar" calcext:value-type="string">
            <text:p><text:s/>Alimentacion por Pagar </text:p>
          </table:table-cell>
          <table:table-cell table:style-name="ce343" office:value-type="float" office:value="138" calcext:value-type="float">
            <text:p><text:s/>138 </text:p>
          </table:table-cell>
          <table:table-cell table:style-name="ce388"/>
          <table:table-cell table:style-name="ce396"/>
          <table:table-cell table:style-name="ce342" table:formula="of:=[.F18]-[.I18]" office:value-type="float" office:value="-138" calcext:value-type="float">
            <text:p><text:s/>(138)</text:p>
          </table:table-cell>
          <table:table-cell table:style-name="ce414" table:formula="of:=[.L18]/[.$L$30]" office:value-type="percentage" office:value="-0.0000911767734225995" calcext:value-type="percentage">
            <text:p>-0.01 %</text:p>
          </table:table-cell>
          <table:table-cell table:style-name="ce427"/>
          <table:table-cell table:style-name="ce432" table:number-columns-repeated="1010"/>
        </table:table-row>
        <table:table-row table:style-name="ro1">
          <table:table-cell table:style-name="ce299"/>
          <table:table-cell table:style-name="ce320"/>
          <table:table-cell table:style-name="ce343"/>
          <table:table-cell table:style-name="ce363"/>
          <table:table-cell table:style-name="ce376"/>
          <table:table-cell table:style-name="ce374" table:formula="of:=[.C19]-[.D19]+[.E19]" office:value-type="float" office:value="0" calcext:value-type="float">
            <text:p><text:s/>- </text:p>
          </table:table-cell>
          <table:table-cell table:style-name="ce299"/>
          <table:table-cell table:style-name="ce320"/>
          <table:table-cell table:style-name="ce343"/>
          <table:table-cell table:style-name="ce388"/>
          <table:table-cell table:style-name="ce396"/>
          <table:table-cell table:style-name="ce342" table:formula="of:=[.F19]-[.I19]" office:value-type="float" office:value="0" calcext:value-type="float">
            <text:p><text:s/>- </text:p>
          </table:table-cell>
          <table:table-cell table:style-name="ce414" table:formula="of:=[.L19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299"/>
          <table:table-cell table:style-name="ce321" office:value-type="string" calcext:value-type="string">
            <text:p>Cuentas por Pagar, Partes Relacionadas:</text:p>
          </table:table-cell>
          <table:table-cell table:style-name="ce343"/>
          <table:table-cell table:style-name="ce363"/>
          <table:table-cell table:style-name="ce343"/>
          <table:table-cell table:style-name="ce374" table:formula="of:=[.C20]-[.D20]+[.E20]" office:value-type="float" office:value="0" calcext:value-type="float">
            <text:p><text:s/>- </text:p>
          </table:table-cell>
          <table:table-cell table:style-name="ce299"/>
          <table:table-cell table:style-name="ce321" office:value-type="string" calcext:value-type="string">
            <text:p>Cuentas por Pagar, Partes Relacionadas:</text:p>
          </table:table-cell>
          <table:table-cell table:style-name="ce343"/>
          <table:table-cell table:style-name="ce388"/>
          <table:table-cell table:style-name="ce396"/>
          <table:table-cell table:style-name="ce342" table:formula="of:=[.F20]-[.I20]" office:value-type="float" office:value="0" calcext:value-type="float">
            <text:p><text:s/>- </text:p>
          </table:table-cell>
          <table:table-cell table:style-name="ce414" table:formula="of:=[.L20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298" office:value-type="string" calcext:value-type="string">
            <text:p>2-1-1-05-02-001</text:p>
          </table:table-cell>
          <table:table-cell table:style-name="ce319" office:value-type="string" office:string-value="Tomislav Topic Granados" calcext:value-type="string">
            <text:p><text:s/>Tomislav Topic Granados </text:p>
          </table:table-cell>
          <table:table-cell table:style-name="ce344" office:value-type="float" office:value="2500" calcext:value-type="float">
            <text:p>2,500</text:p>
          </table:table-cell>
          <table:table-cell table:style-name="ce361"/>
          <table:table-cell table:style-name="ce343"/>
          <table:table-cell table:style-name="ce374" table:formula="of:=[.C21]-[.D21]+[.E21]" office:value-type="float" office:value="2500" calcext:value-type="float">
            <text:p><text:s/>2,500 </text:p>
          </table:table-cell>
          <table:table-cell table:style-name="ce298" office:value-type="string" calcext:value-type="string">
            <text:p>2-1-1-05-02-001</text:p>
          </table:table-cell>
          <table:table-cell table:style-name="ce319" office:value-type="string" office:string-value="Tomislav Topic Granados" calcext:value-type="string">
            <text:p><text:s/>Tomislav Topic Granados </text:p>
          </table:table-cell>
          <table:table-cell table:style-name="ce344" office:value-type="float" office:value="2500" calcext:value-type="float">
            <text:p>2,500</text:p>
          </table:table-cell>
          <table:table-cell table:style-name="ce388"/>
          <table:table-cell table:style-name="ce396"/>
          <table:table-cell table:style-name="ce342" table:formula="of:=[.F21]-[.I21]" office:value-type="float" office:value="0" calcext:value-type="float">
            <text:p><text:s/>- </text:p>
          </table:table-cell>
          <table:table-cell table:style-name="ce414" table:formula="of:=[.L21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0" office:value-type="string" calcext:value-type="string">
            <text:p>2-1-1-07-02-001</text:p>
          </table:table-cell>
          <table:table-cell table:style-name="ce322" office:value-type="string" office:string-value="Telconet S.A." calcext:value-type="string">
            <text:p><text:s/>Telconet S.A. </text:p>
          </table:table-cell>
          <table:table-cell table:style-name="ce345" office:value-type="float" office:value="1029213.97" calcext:value-type="float">
            <text:p>1,029,214 </text:p>
          </table:table-cell>
          <table:table-cell table:style-name="ce361"/>
          <table:table-cell table:style-name="ce343"/>
          <table:table-cell table:style-name="ce374" table:formula="of:=[.C22]-[.D22]+[.E22]" office:value-type="float" office:value="1029213.97" calcext:value-type="float">
            <text:p><text:s/>1,029,214 </text:p>
          </table:table-cell>
          <table:table-cell table:style-name="ce300" office:value-type="string" calcext:value-type="string">
            <text:p>2-1-1-07-02-001</text:p>
          </table:table-cell>
          <table:table-cell table:style-name="ce322" office:value-type="string" office:string-value="Telconet S.A." calcext:value-type="string">
            <text:p><text:s/>Telconet S.A. </text:p>
          </table:table-cell>
          <table:table-cell table:style-name="ce345" office:value-type="float" office:value="10913" calcext:value-type="float">
            <text:p>10,913 </text:p>
          </table:table-cell>
          <table:table-cell table:style-name="ce388"/>
          <table:table-cell table:style-name="ce396"/>
          <table:table-cell table:style-name="ce342" table:formula="of:=[.F22]-[.I22]" office:value-type="float" office:value="1018300.97" calcext:value-type="float">
            <text:p><text:s/>1,018,301 </text:p>
          </table:table-cell>
          <table:table-cell table:style-name="ce414" table:formula="of:=[.L22]/[.$L$30]" office:value-type="percentage" office:value="0.672792730563068" calcext:value-type="percentage">
            <text:p>67.28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0" office:value-type="string" calcext:value-type="string">
            <text:p>2-1-1-07-02-002</text:p>
          </table:table-cell>
          <table:table-cell table:style-name="ce323" office:value-type="string" calcext:value-type="string">
            <text:p>Servicios telcodata S.A.</text:p>
          </table:table-cell>
          <table:table-cell table:style-name="ce345" office:value-type="float" office:value="4870" calcext:value-type="float">
            <text:p>4,870 </text:p>
          </table:table-cell>
          <table:table-cell table:style-name="ce361"/>
          <table:table-cell table:style-name="ce343"/>
          <table:table-cell table:style-name="ce374" table:formula="of:=[.C23]-[.D23]+[.E23]" office:value-type="float" office:value="4870" calcext:value-type="float">
            <text:p><text:s/>4,870 </text:p>
          </table:table-cell>
          <table:table-cell table:style-name="ce300" office:value-type="string" calcext:value-type="string">
            <text:p>2-1-1-07-02-002</text:p>
          </table:table-cell>
          <table:table-cell table:style-name="ce323" office:value-type="string" calcext:value-type="string">
            <text:p>Servicios telcodata S.A.</text:p>
          </table:table-cell>
          <table:table-cell table:style-name="ce345" office:value-type="float" office:value="4870" calcext:value-type="float">
            <text:p>4,870 </text:p>
          </table:table-cell>
          <table:table-cell table:style-name="ce388"/>
          <table:table-cell table:style-name="ce396"/>
          <table:table-cell table:style-name="ce342" table:formula="of:=[.F23]-[.I23]" office:value-type="float" office:value="0" calcext:value-type="float">
            <text:p><text:s/>- </text:p>
          </table:table-cell>
          <table:table-cell table:style-name="ce414" table:formula="of:=[.L23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1" table:number-columns-repeated="2"/>
          <table:table-cell table:style-name="ce345"/>
          <table:table-cell table:style-name="ce361"/>
          <table:table-cell table:style-name="ce343"/>
          <table:table-cell table:style-name="ce374" table:formula="of:=[.C24]-[.D24]+[.E24]" office:value-type="float" office:value="0" calcext:value-type="float">
            <text:p><text:s/>- </text:p>
          </table:table-cell>
          <table:table-cell table:style-name="ce378"/>
          <table:table-cell table:style-name="ce381"/>
          <table:table-cell table:style-name="ce318"/>
          <table:table-cell table:style-name="ce389"/>
          <table:table-cell table:style-name="ce396"/>
          <table:table-cell table:style-name="ce342" table:formula="of:=[.F24]-[.I24]" office:value-type="float" office:value="0" calcext:value-type="float">
            <text:p><text:s/>- </text:p>
          </table:table-cell>
          <table:table-cell table:style-name="ce414" table:formula="of:=[.L24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2"/>
          <table:table-cell table:style-name="ce324"/>
          <table:table-cell table:style-name="ce346"/>
          <table:table-cell table:style-name="ce362" table:number-columns-repeated="2"/>
          <table:table-cell table:style-name="ce374" table:formula="of:=[.C25]-[.D25]+[.E25]" office:value-type="float" office:value="0" calcext:value-type="float">
            <text:p><text:s/>- </text:p>
          </table:table-cell>
          <table:table-cell table:style-name="ce379" table:number-columns-repeated="2"/>
          <table:table-cell table:style-name="ce362"/>
          <table:table-cell table:style-name="ce388"/>
          <table:table-cell table:style-name="ce396"/>
          <table:table-cell table:style-name="ce342" table:formula="of:=[.F25]-[.I25]" office:value-type="float" office:value="0" calcext:value-type="float">
            <text:p><text:s/>- </text:p>
          </table:table-cell>
          <table:table-cell table:style-name="ce414" table:formula="of:=[.L25]/[.$L$30]" office:value-type="percentage" office:value="0" calcext:value-type="percentage">
            <text:p>0.00 %</text:p>
          </table:table-cell>
          <table:table-cell table:style-name="ce427"/>
          <table:table-cell table:style-name="ce432" table:number-columns-repeated="1010"/>
        </table:table-row>
        <table:table-row table:style-name="ro1">
          <table:table-cell table:style-name="ce303"/>
          <table:table-cell table:style-name="ce325"/>
          <table:table-cell table:style-name="ce343"/>
          <table:table-cell table:style-name="ce363"/>
          <table:table-cell table:style-name="ce343"/>
          <table:table-cell table:style-name="ce374" table:formula="of:=[.C26]-[.D26]+[.E26]" office:value-type="float" office:value="0" calcext:value-type="float">
            <text:p><text:s/>- </text:p>
          </table:table-cell>
          <table:table-cell table:style-name="ce380" table:number-columns-repeated="2"/>
          <table:table-cell table:style-name="ce343"/>
          <table:table-cell table:style-name="ce389"/>
          <table:table-cell table:style-name="ce396"/>
          <table:table-cell table:style-name="ce342" table:formula="of:=[.F26]-[.I26]" office:value-type="float" office:value="0" calcext:value-type="float">
            <text:p><text:s/>- </text:p>
          </table:table-cell>
          <table:table-cell table:style-name="ce414" table:formula="of:=[.L26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4"/>
          <table:table-cell table:style-name="ce325"/>
          <table:table-cell table:style-name="ce343"/>
          <table:table-cell table:style-name="ce361"/>
          <table:table-cell table:style-name="ce375" table:number-columns-repeated="2"/>
          <table:table-cell table:style-name="ce376"/>
          <table:table-cell table:style-name="ce343" table:number-columns-repeated="2"/>
          <table:table-cell table:style-name="ce389"/>
          <table:table-cell table:style-name="ce396"/>
          <table:table-cell table:style-name="ce342" table:formula="of:=[.F27]-[.I27]" office:value-type="float" office:value="0" calcext:value-type="float">
            <text:p><text:s/>- </text:p>
          </table:table-cell>
          <table:table-cell table:style-name="ce414" table:formula="of:=[.L27]/[.$L$30]" office:value-type="percentage" office:value="0" calcext:value-type="percentage">
            <text:p>0.00 %</text:p>
          </table:table-cell>
          <table:table-cell table:style-name="ce427"/>
          <table:table-cell table:style-name="ce431" table:number-columns-repeated="1010"/>
        </table:table-row>
        <table:table-row table:style-name="ro1">
          <table:table-cell table:style-name="ce305"/>
          <table:table-cell table:style-name="ce326"/>
          <table:table-cell table:style-name="ce347" table:number-columns-repeated="7"/>
          <table:table-cell table:style-name="ce387"/>
          <table:table-cell table:style-name="ce395"/>
          <table:table-cell table:style-name="ce347"/>
          <table:table-cell table:style-name="ce415"/>
          <table:table-cell table:style-name="ce426"/>
          <table:table-cell table:style-name="ce430" table:number-columns-repeated="1010"/>
        </table:table-row>
        <table:table-row table:style-name="ro4">
          <table:table-cell table:style-name="ce306"/>
          <table:table-cell table:style-name="ce327"/>
          <table:table-cell table:style-name="ce348"/>
          <table:table-cell table:style-name="ce364"/>
          <table:table-cell table:style-name="ce374"/>
          <table:table-cell table:style-name="ce377" table:number-columns-repeated="2"/>
          <table:table-cell table:style-name="ce348"/>
          <table:table-cell table:style-name="ce374"/>
          <table:table-cell table:style-name="ce390"/>
          <table:table-cell table:style-name="ce397"/>
          <table:table-cell table:style-name="ce403"/>
          <table:table-cell table:style-name="ce416"/>
          <table:table-cell table:style-name="ce426"/>
          <table:table-cell table:style-name="ce430" table:number-columns-repeated="1010"/>
        </table:table-row>
        <table:table-row table:style-name="ro5">
          <table:table-cell table:style-name="ce307"/>
          <table:table-cell table:style-name="ce328" office:value-type="string" office:string-value="Total" calcext:value-type="string">
            <text:p><text:s/>Total </text:p>
          </table:table-cell>
          <table:table-cell table:style-name="ce307" table:formula="of:=SUM([.C14:.C27])" office:value-type="float" office:value="1609272.36" calcext:value-type="float">
            <text:p><text:s/>1,609,272 </text:p>
          </table:table-cell>
          <table:table-cell table:style-name="ce307" table:formula="of:=SUM([.D14:.D27])" office:value-type="float" office:value="0" calcext:value-type="float">
            <text:p><text:s/>- </text:p>
          </table:table-cell>
          <table:table-cell table:style-name="ce307" table:formula="of:=SUM([.E14:.E27])" office:value-type="float" office:value="0" calcext:value-type="float">
            <text:p><text:s/>- </text:p>
          </table:table-cell>
          <table:table-cell table:style-name="ce307" table:formula="of:=SUM([.F14:.F27])" office:value-type="float" office:value="1609272.36" calcext:value-type="float">
            <text:p><text:s/>1,609,272 </text:p>
          </table:table-cell>
          <table:table-cell table:style-name="ce307" table:number-columns-repeated="2"/>
          <table:table-cell table:style-name="ce307" table:formula="of:=SUM([.I14:.I27])" office:value-type="float" office:value="95729" calcext:value-type="float">
            <text:p><text:s/>95,729 </text:p>
          </table:table-cell>
          <table:table-cell table:style-name="ce307" table:number-columns-repeated="2"/>
          <table:table-cell table:style-name="ce307" table:formula="of:=SUM([.L14:.L27])" office:value-type="float" office:value="1513543.36" calcext:value-type="float">
            <text:p><text:s/>1,513,543 </text:p>
          </table:table-cell>
          <table:table-cell table:style-name="ce417"/>
          <table:table-cell table:style-name="ce428"/>
          <table:table-cell table:style-name="ce43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29"/>
          <table:table-cell table:style-name="ce349" office:value-type="string" calcext:value-type="string">
            <text:p>Saldo al</text:p>
          </table:table-cell>
          <table:table-cell table:style-name="ce365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30" office:value-type="string" calcext:value-type="string">
            <text:p>Nota a los Ef's</text:p>
          </table:table-cell>
          <table:table-cell table:style-name="ce350" office:value-type="date" office:date-value="2020-12-31" calcext:value-type="date">
            <text:p>31/12/2020</text:p>
          </table:table-cell>
          <table:table-cell table:style-name="ce366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31"/>
          <table:table-cell table:style-name="ce351"/>
          <table:table-cell table:style-name="ce367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Cuentas por Pagar Comerciales:</text:p>
          </table:table-cell>
          <table:table-cell table:style-name="ce351"/>
          <table:table-cell table:style-name="ce367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Proveedores Locales</text:p>
          </table:table-cell>
          <table:table-cell table:style-name="ce351"/>
          <table:table-cell table:style-name="ce367" table:formula="of:=[.I16]" office:value-type="float" office:value="11700" calcext:value-type="float">
            <text:p><text:s/>11,700 </text:p>
          </table:table-cell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Anticipo de clientes</text:p>
          </table:table-cell>
          <table:table-cell table:style-name="ce351"/>
          <table:table-cell table:style-name="ce367" table:formula="of:=[.I17]" office:value-type="float" office:value="65608" calcext:value-type="float">
            <text:p><text:s/>65,608 </text:p>
          </table:table-cell>
          <table:table-cell table:number-columns-repeated="1020"/>
        </table:table-row>
        <table:table-row table:style-name="ro1">
          <table:table-cell/>
          <table:table-cell table:style-name="ce331"/>
          <table:table-cell table:style-name="ce351"/>
          <table:table-cell table:style-name="ce367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Cuentas por Pagar, partes relacionadas</text:p>
          </table:table-cell>
          <table:table-cell table:style-name="ce351"/>
          <table:table-cell table:style-name="ce367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Telconet S.A.</text:p>
          </table:table-cell>
          <table:table-cell table:style-name="ce351"/>
          <table:table-cell table:style-name="ce367" table:formula="of:=[.I22]" office:value-type="float" office:value="10913" calcext:value-type="float">
            <text:p><text:s/>10,913 </text:p>
          </table:table-cell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Servicios Telcodata S.A.</text:p>
          </table:table-cell>
          <table:table-cell table:style-name="ce352"/>
          <table:table-cell table:style-name="ce367" table:formula="of:=[.I23]" office:value-type="float" office:value="4870" calcext:value-type="float">
            <text:p><text:s/>4,870 </text:p>
          </table:table-cell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Varios</text:p>
          </table:table-cell>
          <table:table-cell table:style-name="ce352"/>
          <table:table-cell table:style-name="ce367" table:formula="of:=[.I21]" office:value-type="float" office:value="2500" calcext:value-type="float">
            <text:p><text:s/>2,500 </text:p>
          </table:table-cell>
          <table:table-cell table:number-columns-repeated="1020"/>
        </table:table-row>
        <table:table-row table:style-name="ro1">
          <table:table-cell/>
          <table:table-cell table:style-name="ce331"/>
          <table:table-cell table:style-name="ce352"/>
          <table:table-cell table:style-name="ce367"/>
          <table:table-cell table:number-columns-repeated="1020"/>
        </table:table-row>
        <table:table-row table:style-name="ro1">
          <table:table-cell/>
          <table:table-cell table:style-name="ce331" office:value-type="string" calcext:value-type="string">
            <text:p>Otras cuentas por Pagar</text:p>
          </table:table-cell>
          <table:table-cell table:style-name="ce352"/>
          <table:table-cell table:style-name="ce367" table:formula="of:=[.I18]" office:value-type="float" office:value="138" calcext:value-type="float">
            <text:p><text:s/>138 </text:p>
          </table:table-cell>
          <table:table-cell table:number-columns-repeated="1020"/>
        </table:table-row>
        <table:table-row table:style-name="ro1">
          <table:table-cell/>
          <table:table-cell table:style-name="ce331"/>
          <table:table-cell table:style-name="ce353"/>
          <table:table-cell table:style-name="ce368"/>
          <table:table-cell table:number-columns-repeated="1020"/>
        </table:table-row>
        <table:table-row table:style-name="ro1">
          <table:table-cell/>
          <table:table-cell table:style-name="ce330" office:value-type="string" calcext:value-type="string">
            <text:p>Total</text:p>
          </table:table-cell>
          <table:table-cell table:style-name="ce354" table:formula="of:=+SUM([.C35:.C46])" office:value-type="float" office:value="0" calcext:value-type="float">
            <text:p><text:s/>- </text:p>
          </table:table-cell>
          <table:table-cell table:style-name="ce369" table:formula="of:=+SUM([.D35:.D46])" office:value-type="float" office:value="95729" calcext:value-type="float">
            <text:p><text:s/>95,729 </text:p>
          </table:table-cell>
          <table:table-cell table:number-columns-repeated="1020"/>
        </table:table-row>
        <table:table-row table:style-name="ro1">
          <table:table-cell/>
          <table:table-cell table:style-name="ce332"/>
          <table:table-cell table:style-name="ce355"/>
          <table:table-cell table:style-name="ce370"/>
          <table:table-cell table:number-columns-repeated="1020"/>
        </table:table-row>
        <table:table-row table:style-name="ro1">
          <table:table-cell/>
          <table:table-cell table:style-name="ce333"/>
          <table:table-cell table:style-name="ce356"/>
          <table:table-cell table:style-name="ce371"/>
          <table:table-cell table:number-columns-repeated="1020"/>
        </table:table-row>
        <table:table-row table:style-name="ro1">
          <table:table-cell/>
          <table:table-cell table:style-name="ce334" office:value-type="string" calcext:value-type="string">
            <text:p>Trial</text:p>
          </table:table-cell>
          <table:table-cell table:style-name="ce357"/>
          <table:table-cell table:style-name="ce372"/>
          <table:table-cell table:number-columns-repeated="1020"/>
        </table:table-row>
        <table:table-row table:style-name="ro1">
          <table:table-cell/>
          <table:table-cell table:style-name="ce335" office:value-type="string" calcext:value-type="string">
            <text:p>Diferencia</text:p>
          </table:table-cell>
          <table:table-cell table:style-name="ce358"/>
          <table:table-cell table:style-name="ce37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08" office:value-type="string" calcext:value-type="string">
            <text:p>Fuente: </text:p>
          </table:table-cell>
          <table:table-cell table:style-name="ce336" table:number-columns-repeated="11"/>
          <table:table-cell table:style-name="ce418"/>
          <table:table-cell table:style-name="ce336"/>
          <table:table-cell table:number-columns-repeated="1010"/>
        </table:table-row>
        <table:table-row table:style-name="ro1">
          <table:table-cell table:style-name="ce309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309"/>
          <table:table-cell table:number-columns-repeated="1023"/>
        </table:table-row>
        <table:table-row table:style-name="ro1">
          <table:table-cell table:style-name="ce310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309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309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309"/>
          <table:table-cell table:number-columns-repeated="1023"/>
        </table:table-row>
        <table:table-row table:style-name="ro1">
          <table:table-cell table:style-name="ce310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25:'Cedula Resumen'.A26">
            <calcext:condition calcext:apply-style-name="ConditionalStyle_2" calcext:value="duplicate" calcext:base-cell-address="'Cedula Resumen'.A25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table table:name="Mayor Cuentas x paga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1" loext:min-decimal-places="1" number:min-integer-digits="1"/>
      <number:text>%</number:text>
    </number:percentage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5:28:01.4832718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18T15:28:26.769913305</dc:date>
    <meta:editing-duration>PT44M10S</meta:editing-duration>
    <meta:editing-cycles>5</meta:editing-cycles>
    <meta:document-statistic meta:table-count="2" meta:cell-count="156" meta:object-count="0"/>
  </office:meta>
</office:document-meta>
</file>